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v1.1.8</text:p>
      <text:list text:style-name="L1">
        <text:list-item>
          <text:p text:style-name="P1">Add AnarSec to links</text:p>
        </text:list-item>
        <text:list-item>
          <text:p text:style-name="P1">CICD: fix automatic VT scans</text:p>
        </text:list-item>
        <text:list-item>
          <text:p text:style-name="P1">Appendix D: remove trailing period in title</text:p>
        </text:list-item>
        <text:list-item>
          <text:p text:style-name="P1">CICD: lock old issues &amp; pull requests</text:p>
        </text:list-item>
        <text:list-item>
          <text:p text:style-name="P1">Tor onion offline</text:p>
        </text:list-item>
        <text:list-item>
          <text:p text:style-name="P1">CICD: update issues template</text:p>
        </text:list-item>
        <text:list-item>
          <text:p text:style-name="P1">Revert “Quantum resistance and good crypto algos”</text:p>
        </text:list-item>
      </text:list>
      <text:p text:style-name="First_20_paragraph">v1.1.7</text:p>
      <text:list text:style-name="L2">
        <text:list-item>
          <text:p text:style-name="P2">Add A.P. Open Collective link</text:p>
        </text:list-item>
        <text:list-item>
          <text:p text:style-name="P2">Remove in memoriam for Lena per her wishes</text:p>
        </text:list-item>
        <text:list-item>
          <text:p text:style-name="P2">Add Lucas as NTH mod</text:p>
        </text:list-item>
        <text:list-item>
          <text:p text:style-name="P2">Fix missing inline image leftover from previous PRs</text:p>
        </text:list-item>
        <text:list-item>
          <text:p text:style-name="P2">“Checking if your Tor Exit Node is terrible”: reduce to one section and remove subsections</text:p>
        </text:list-item>
      </text:list>
      <text:p text:style-name="First_20_paragraph">v1.1.6 “<text:span text:style-name="T1">It’s alive…again.</text:span>”</text:p>
      <text:p text:style-name="Text_20_body">The thing works now.</text:p>
      <text:list text:style-name="L3">
        <text:list-item>
          <text:p text:style-name="P3">Fixed the errors in pandoc (Tex2PDF) build</text:p>
        </text:list-item>
        <text:list-item>
          <text:p text:style-name="P3">Updated Tor .onion links</text:p>
        </text:list-item>
        <text:list-item>
          <text:p text:style-name="P3">Drank a lulz amount of espresso</text:p>
        </text:list-item>
        <text:list-item>
          <text:p text:style-name="P3">Cleaned up garbage</text:p>
        </text:list-item>
        <text:list-item>
          <text:p text:style-name="P3">Removed unused links</text:p>
        </text:list-item>
        <text:list-item>
          <text:p text:style-name="P3">Note regarding Alex’s absence (they will return)</text:p>
        </text:list-item>
      </text:list>
      <text:p text:style-name="First_20_paragraph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5:08:29Z</meta:creation-date>
    <dc:date>2023-07-29T15:08:29Z</dc:date>
  </office:meta>
</office:document-meta>
</file>